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fo:min-height="13.60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title">
      <style:graphic-properties fo:min-height="3.256cm"/>
    </style:style>
    <style:style style:name="pr8" style:family="presentation" style:parent-style-name="Default-outline1">
      <style:graphic-properties fo:min-height="13.61cm"/>
    </style:style>
    <style:style style:name="pr9" style:family="presentation" style:parent-style-name="Default-outline1">
      <style:graphic-properties draw:auto-grow-height="true" fo:min-height="13.861cm"/>
    </style:style>
    <style:style style:name="pr10" style:family="presentation" style:parent-style-name="Default-outline1" style:list-style-name="L3">
      <style:graphic-properties draw:auto-grow-height="true" fo:min-height="13.861cm"/>
    </style:style>
    <style:style style:name="pr11" style:family="presentation" style:parent-style-name="Default-title">
      <style:graphic-properties draw:auto-grow-height="true" fo:min-height="3.50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line-height="0.406cm" fo:text-indent="0cm"/>
    </style:style>
    <style:style style:name="T1" style:family="text">
      <style:text-properties fo:font-size="22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Мрежова сигурност 1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1">Увод в мрежовата сигурност</text:p>
            <text:p text:style-name="P1"/>
            <text:p text:style-name="P1"><text:span text:style-name="T1">(или за какво изобщо става въпрос)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http://training.iseca.org/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Какво е сигурност</text:p>
          </draw:text-box>
        </draw:frame>
        <draw:frame presentation:style-name="pr5" draw:layer="layout" svg:width="25.199cm" svg:height="14.005cm" svg:x="1.5cm" svg:y="4.914cm" presentation:class="outline" presentation:user-transformed="true">
          <draw:text-box>
            <text:list text:style-name="L2">
              <text:list-item>
                <text:p text:style-name="P1">Security/reliability</text:p>
              </text:list-item>
              <text:list-item>
                <text:p text:style-name="P1">Някои основни заблуди:</text:p>
                <text:list>
                  <text:list-item>
                    <text:p>Сигурността е процес, не магическо действие</text:p>
                  </text:list-item>
                  <text:list-item>
                    <text:p>Сигурността като верига</text:p>
                  </text:list-item>
                  <text:list-item>
                    <text:p>Security through obscurity</text:p>
                  </text:list-item>
                </text:list>
              </text:list-item>
              <text:list-item>
                <text:p>Секретна и публична информация</text:p>
                <text:list>
                  <text:list-item>
                    <text:p>Учудващо е колко хора не ги различават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Кога има смисъл?</text:p>
          </draw:text-box>
        </draw:frame>
        <draw:frame presentation:style-name="pr8" draw:layer="layout" svg:width="25.199cm" svg:height="13.61cm" svg:x="1.4cm" svg:y="4.914cm" presentation:class="outline">
          <draw:text-box>
            <text:list text:style-name="L2">
              <text:list-item>
                <text:p>Една от най-сигурните машини е тази без мрежова свързаност.</text:p>
              </text:list-item>
              <text:list-item>
                <text:p>Хората работят срещу сигурността, ако тя им пречи</text:p>
              </text:list-item>
              <text:list-item>
                <text:p>Трябва да има баланс между използваемостта и сигурността</text:p>
              </text:list-item>
              <text:list-item>
                <text:p>Твърде много сигурност води до липса на такав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Рисковете</text:p>
          </draw:text-box>
        </draw:frame>
        <draw:frame presentation:style-name="pr9" draw:layer="layout" svg:width="25.199cm" svg:height="13.861cm" svg:x="1.4cm" svg:y="4.914cm" presentation:class="outline" presentation:user-transformed="true">
          <draw:text-box>
            <text:list text:style-name="L2">
              <text:list-item>
                <text:p>Винаги има хора с лоши намерения</text:p>
              </text:list-item>
              <text:list-item>
                <text:p>Слабите места</text:p>
                <text:list>
                  <text:list-item>
                    <text:p>Потребителите/програмистите/админите допускат грешки</text:p>
                  </text:list-item>
                  <text:list-item>
                    <text:p>Грешките са все същите</text:p>
                  </text:list-item>
                  <text:list-item>
                    <text:p>Хората не разбират системите, които ползват</text:p>
                  </text:list-item>
                </text:list>
              </text:list-item>
              <text:list-item>
                <text:p>Информацията за проблемите е лесно откриваем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Добрите, лошите и тъпите</text:p>
          </draw:text-box>
        </draw:frame>
        <draw:frame presentation:style-name="pr9" draw:text-style-name="P3" draw:layer="layout" svg:width="25.199cm" svg:height="13.861cm" svg:x="1.4cm" svg:y="4.914cm" presentation:class="outline" presentation:user-transformed="true">
          <draw:text-box>
            <text:list text:style-name="L2">
              <text:list-item>
                <text:p>Малко термини</text:p>
                <text:list>
                  <text:list-item>
                    <text:p>Хакери, кракери, phreaker-и, script kiddies</text:p>
                  </text:list-item>
                </text:list>
              </text:list-item>
              <text:list-item>
                <text:p>White hat/black hat</text:p>
              </text:list-item>
              <text:list-item>
                <text:p>Етични хакери</text:p>
              </text:list-item>
              <text:list-item>
                <text:p>Престъпници</text:p>
              </text:list-item>
              <text:list-item>
                <text:p>Кидиоти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Какво целят?</text:p>
          </draw:text-box>
        </draw:frame>
        <draw:frame presentation:style-name="pr8" draw:layer="layout" svg:width="25.199cm" svg:height="13.61cm" svg:x="1.4cm" svg:y="4.914cm" presentation:class="outline">
          <draw:text-box>
            <text:list text:style-name="L2">
              <text:list-item>
                <text:p>Лични данни</text:p>
                <text:list>
                  <text:list-item>
                    <text:p>Identity theft</text:p>
                  </text:list-item>
                </text:list>
              </text:list-item>
              <text:list-item>
                <text:p>Лични финанси</text:p>
                <text:list>
                  <text:list-item>
                    <text:p>Електронни банкирания, кредитни карти</text:p>
                  </text:list-item>
                </text:list>
              </text:list-item>
              <text:list-item>
                <text:p>Използване на ресурс</text:p>
                <text:list>
                  <text:list-item>
                    <text:p>Botnet-и, spam</text:p>
                  </text:list-item>
                  <text:list-item>
                    <text:p>Storage</text:p>
                  </text:list-item>
                </text:list>
              </text:list-item>
              <text:list-item>
                <text:p>Просто да ви навредят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Ама защо мен???</text:p>
          </draw:text-box>
        </draw:frame>
        <draw:frame presentation:style-name="pr9" draw:text-style-name="P3" draw:layer="layout" svg:width="25.199cm" svg:height="13.861cm" svg:x="1.4cm" svg:y="4.914cm" presentation:class="outline" presentation:user-transformed="true">
          <draw:text-box>
            <text:list text:style-name="L2">
              <text:list-item>
                <text:p>Защото може</text:p>
                <text:list>
                  <text:list-item>
                    <text:p>Бързо</text:p>
                  </text:list-item>
                  <text:list-item>
                    <text:p>Евтино</text:p>
                  </text:list-item>
                  <text:list-item>
                    <text:p>Достатъчен е един на милион</text:p>
                  </text:list-item>
                </text:list>
              </text:list-item>
              <text:list-item>
                <text:p>Защото много му се иска</text:p>
                <text:list>
                  <text:list-item>
                    <text:p>Редовно задавания въпрос „как мога да вляза в пощата на X“</text:p>
                  </text:list-item>
                </text:list>
              </text:list-item>
              <text:list-item>
                <text:p>Защото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Инструменти и намерения</text:p>
          </draw:text-box>
        </draw:frame>
        <draw:frame presentation:style-name="pr10" draw:text-style-name="P1" draw:layer="layout" svg:width="25.199cm" svg:height="13.861cm" svg:x="1.4cm" svg:y="4.914cm" presentation:class="outline" presentation:user-transformed="true">
          <draw:text-box>
            <text:list text:style-name="L2">
              <text:list-item>
                <text:p>Guns don't kill people, people kill people</text:p>
              </text:list-item>
              <text:list-item>
                <text:p>Security инструментариумът е незаменим за администраторите</text:p>
                <text:list>
                  <text:list-item>
                    <text:p>Трябва да знаем дали имаме проблем</text:p>
                  </text:list-item>
                </text:list>
              </text:list-item>
              <text:list-item>
                <text:p>Почти всичко може да се използва по лош начин</text:p>
              </text:list-item>
              <text:list-item>
                <text:p>Всеки е администратор поне на собствената си машин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Full disclosure?</text:p>
          </draw:text-box>
        </draw:frame>
        <draw:frame presentation:style-name="pr8" draw:layer="layout" svg:width="25.199cm" svg:height="13.61cm" svg:x="1.4cm" svg:y="4.914cm" presentation:class="outline">
          <draw:text-box>
            <text:list text:style-name="L2">
              <text:list-item>
                <text:p>Какво е „Security disclosure“</text:p>
              </text:list-item>
              <text:list-item>
                <text:p>Ако всички знаят за проблем, това не улеснява ли лошите?</text:p>
                <text:list>
                  <text:list-item>
                    <text:p>Улеснява повече добрите</text:p>
                  </text:list-item>
                  <text:list-item>
                    <text:p>Лошите по принцип са отделили време</text:p>
                  </text:list-item>
                </text:list>
              </text:list-item>
              <text:list-item>
                <text:p>Различни течения (responsible disclosure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11" draw:layer="layout" svg:width="25.199cm" svg:height="3.507cm" svg:x="1.4cm" svg:y="0.837cm" presentation:class="title">
          <draw:text-box>
            <text:p>Въпроси?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Verdana" style:font-family-generic="roman" style:font-pitch="variable" fo:font-size="24pt" fo:language="bg" fo:country="BG" style:font-family-asian="Verdana" style:font-family-generic-asian="system" style:font-pitch-asian="variable" style:font-size-asian="24pt" style:language-asian="en" style:country-asian="US" style:font-family-complex="Verdan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Verdana" style:font-family-generic="roman" style:font-pitch="variable" fo:font-size="18pt" fo:font-style="normal" fo:text-shadow="none" style:text-underline-style="none" fo:font-weight="normal" style:font-family-asian="Verdana" style:font-family-generic-asian="system" style:font-pitch-asian="variable" style:font-size-asian="18pt" style:font-style-asian="normal" style:font-weight-asian="normal" style:font-family-complex="Verdan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9pt" fo:language="en" fo:country="US" style:font-family-asian="StarSymbol, 'Arial Unicode MS'" style:font-charset-asian="x-symbol" style:language-asian="en" style:country-asian="US" style:font-family-complex="StarSymbol, 'Arial Unicode MS'" style:font-charset-complex="x-symbol" style:font-size-complex="9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Verdana" style:font-family-generic="roman" style:font-pitch="variable" fo:font-size="20pt" fo:font-style="normal" fo:text-shadow="none" style:text-underline-style="none" fo:font-weight="normal" style:font-family-asian="Verdana" style:font-family-generic-asian="system" style:font-pitch-asian="variable" style:font-size-asian="20pt" style:font-style-asian="normal" style:font-weight-asian="normal" style:font-family-complex="Verdan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Verdana" style:font-family-generic="roman" style:font-pitch="variable" fo:font-size="32pt" fo:font-style="normal" fo:text-shadow="none" style:text-underline-style="none" fo:font-weight="normal" style:font-family-asian="Verdana" style:font-family-generic-asian="system" style:font-pitch-asian="variable" style:font-size-asian="32pt" style:font-style-asian="normal" style:font-weight-asian="normal" style:font-family-complex="Verdan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Verdana" style:font-family-generic="roman" style:font-pitch="variable" fo:font-size="32pt" fo:font-style="normal" fo:text-shadow="none" style:text-underline-style="none" fo:font-weight="normal" style:font-family-asian="Verdana" style:font-family-generic-asian="system" style:font-pitch-asian="variable" style:font-size-asian="32pt" style:font-style-asian="normal" style:font-weight-asian="normal" style:font-family-complex="Verdan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Verdana" style:font-family-generic="roman" style:font-pitch="variable" fo:font-size="44pt" fo:font-style="normal" fo:text-shadow="none" style:text-underline-style="none" fo:font-weight="normal" style:font-family-asian="Verdana" style:font-family-generic-asian="system" style:font-pitch-asian="variable" style:font-size-asian="44pt" style:font-style-asian="normal" style:font-weight-asian="normal" style:font-family-complex="Verdan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07-03-19T18:22:58</meta:creation-date>
    <dc:date>2010-10-07T00:26:12</dc:date>
    <dc:language>bg-BG</dc:language>
    <meta:editing-cycles>15</meta:editing-cycles>
    <meta:editing-duration>PT01H49M19S</meta:editing-duration>
    <dc:creator>Vasil Kolev</dc:creator>
    <meta:document-statistic meta:object-count="60"/>
    <meta:user-defined meta:name="Info 1"/>
    <meta:user-defined meta:name="Info 2"/>
    <meta:user-defined meta:name="Info 3"/>
    <meta:user-defined meta:name="Info 4"/>
  </office:meta>
</office:document-meta>
</file>